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Quotations">
      <style:paragraph-properties fo:text-align="start" style:justify-single-word="false"/>
      <style:text-properties fo:font-size="18pt" fo:font-style="normal" style:text-underline-style="none" fo:font-weight="normal" officeooo:rsid="0257e7bc" officeooo:paragraph-rsid="0257e7bc" style:font-size-asian="15.75pt" style:font-style-asian="normal" style:font-weight-asian="normal" style:font-size-complex="18pt" style:font-style-complex="normal" style:font-weight-complex="normal"/>
    </style:style>
    <style:style style:name="P5" style:family="paragraph" style:parent-style-name="Quotations">
      <style:paragraph-properties fo:text-align="start" style:justify-single-word="false"/>
      <style:text-properties fo:font-size="16pt" style:text-underline-style="none" fo:font-weight="normal" officeooo:rsid="0256295a" officeooo:paragraph-rsid="02138ae9" style:font-size-asian="16pt" style:font-weight-asian="normal" style:font-size-complex="16pt" style:font-weight-complex="normal"/>
    </style:style>
    <style:style style:name="P6" style:family="paragraph" style:parent-style-name="Quotations">
      <style:paragraph-properties fo:text-align="start" style:justify-single-word="false"/>
      <style:text-properties fo:font-size="22pt" fo:font-style="normal" style:text-underline-style="none" fo:font-weight="bold" officeooo:rsid="0257e7bc" officeooo:paragraph-rsid="0257e7bc" style:font-size-asian="19.25pt" style:font-style-asian="normal" style:font-weight-asian="bold" style:font-size-complex="2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officeooo:paragraph-rsid="02138ae9"/>
    </style:style>
    <style:style style:name="P9" style:family="paragraph" style:parent-style-name="Text_20_body" style:list-style-name="L2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officeooo:rsid="0211a45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1ff5b0b"/>
    </style:style>
    <style:style style:name="T4" style:family="text">
      <style:text-properties officeooo:rsid="02527a1f"/>
    </style:style>
    <style:style style:name="T5" style:family="text">
      <style:text-properties fo:font-size="16pt" style:text-underline-style="none" fo:font-weight="normal" officeooo:rsid="0256295a" style:font-size-asian="16pt" style:font-weight-asian="normal" style:font-size-complex="16pt" style:font-weight-complex="normal"/>
    </style:style>
    <style:style style:name="T6" style:family="text">
      <style:text-properties officeooo:rsid="025ae2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6">6</text:span> <text:span text:style-name="T1">AWS</text:span></text:p>
      <text:p text:style-name="P2"/>
      <text:list xml:id="list568091400298014840" text:style-name="L1">
        <text:list-item>
          <text:p text:style-name="P7"><text:span text:style-name="T2">Assignment </text:span><text:span text:style-name="T3">1</text:span></text:p>
          <text:p text:style-name="P8"><text:span text:style-name="T5">Buy a domain from </text:span><text:a xlink:type="simple" xlink:href="http://www.freenom.com/" text:style-name="Internet_20_link" text:visited-style-name="Visited_20_Internet_20_Link">Freenom</text:a><text:span text:style-name="T5"> as </text:span><text:span text:style-name="Source_20_Text"><text:span text:style-name="T5">yourname</text:span></text:span><text:span text:style-name="T5">.opstree.com </text:span></text:p>
        </text:list-item>
      </text:list>
      <text:p text:style-name="P3"><text:s/>example: yashvinderopstree.com (Don't worry it's free)</text:p>
      <text:list xml:id="list1540768060579645302" text:style-name="L2">
        <text:list-header>
          <text:p text:style-name="P10">Migrate this domain to Route53 </text:p>
          <text:p text:style-name="P9">Host a static website using s3 bucket </text:p>
        </text:list-header>
      </text:list>
      <text:p text:style-name="P5"/>
      <text:p text:style-name="P6">SOLUTION</text:p>
      <text:p text:style-name="P6"/>
      <text:p text:style-name="P4">- Created a Domain on Freenom www.lovedeep-opstree.tk</text:p>
      <text:p text:style-name="P4"/>
      <text:p text:style-name="P4">![Freenom-Domain]()</text:p>
      <text:p text:style-name="P4"/>
      <text:p text:style-name="P4">- Created an Alias</text:p>
      <text:p text:style-name="P4"/>
      <text:p text:style-name="P4">![Alias]()</text:p>
      <text:p text:style-name="P4"/>
      <text:p text:style-name="P4">- Created two S3 buckets</text:p>
      <text:p text:style-name="P4"/>
      <text:p text:style-name="P4">![S3 <text:s/>buckets]()</text:p>
      <text:p text:style-name="P4"/>
      <text:p text:style-name="P4">- Inserted index.html in lovedeep-opstree.tk</text:p>
      <text:p text:style-name="P4"/>
      <text:p text:style-name="P4">![Index Bucket]()</text:p>
      <text:p text:style-name="P4"/>
      <text:p text:style-name="P4">- Redirected <text:a xlink:type="simple" xlink:href="http://www.lovedeep-opstree.tk/" text:style-name="Internet_20_link" text:visited-style-name="Visited_20_Internet_20_Link">www.lovedeep-opstree.tk</text:a> to lovedeep-opstree.tk</text:p>
      <text:p text:style-name="P4"/>
      <text:p text:style-name="P4">![Redirected]()</text:p>
      <text:p text:style-name="P4"/>
      <text:p text:style-name="P4">- <text:a xlink:type="simple" xlink:href="http://www.lovedeep-opstree.tk/" text:style-name="Internet_20_link" text:visited-style-name="Visited_20_Internet_20_Link">www.lovedeep-opstree.tk</text:a> running</text:p>
      <text:p text:style-name="P4"><text:soft-page-break/>![<text:a xlink:type="simple" xlink:href="http://www.lovedeep-opstree.tk/" text:style-name="Internet_20_link" text:visited-style-name="Visited_20_Internet_20_Link">www.lovedeep-opstree.tk</text:a> running]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05T22:42:59.408349490</dc:date>
    <meta:editing-duration>P1DT9H4M53S</meta:editing-duration>
    <meta:editing-cycles>310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73" meta:character-count="551" meta:non-whitespace-character-count="496"/>
  </office:meta>
</office:document-meta>
</file>